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0.957" calcext:value-type="float">
            <text:p>0.95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0.842 (had trouble identifying)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" calcext:value-type="float">
            <text:p>0.93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0.945 (when placing down the fruit it had some confusion thinking it was a banana again (banana 0.49))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0.946 (when placing down the fruit, it first thought it was a banana(0.62), and then an apple(0.5)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table:number-columns-repeated="3"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21T11:42:21.586671654</meta:creation-date>
    <dc:date>2026-04-21T11:47:42.051361346</dc:date>
    <meta:editing-duration>PT5M21S</meta:editing-duration>
    <meta:editing-cycles>1</meta:editing-cycles>
    <meta:document-statistic meta:table-count="1" meta:cell-count="26" meta:object-count="0"/>
    <meta:generator>LibreOffice/24.2.7.2$Linux_X86_64 LibreOffice_project/420$Build-2</meta:generator>
  </office:meta>
</office:document-meta>
</file>